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333333" draw:marker-start-width="0.252cm" draw:marker-end-width="0.252cm" draw:fill-color="#eeeeee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xml:id="id1" draw:id="id1" draw:layer="layout" svg:width="3.175cm" svg:height="1.27cm" svg:x="3.81cm" svg:y="7.62cm">
          <text:p text:style-name="P1"><text:span text:style-name="T1">Christian</text:span></text:p>
          <text:p text:style-name="P1"><text:span text:style-name="T1">Ba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85cm" svg:y1="8.255cm" svg:x2="8.89cm" svg:y2="6.35cm" draw:start-shape="id1" draw:start-glue-point="1" draw:end-shape="id2" draw:end-glue-point="3" svg:d="M6985 8255l1905-1905" svg:viewBox="0 0 1906 1906">
          <text:p/>
        </draw:connector>
        <draw:frame presentation:style-name="pr1" draw:text-style-name="P4" draw:layer="layout" svg:width="25.199cm" svg:height="1.277cm" svg:x="1.4cm" svg:y="0.628cm" presentation:class="title" presentation:user-transformed="true">
          <draw:text-box>
            <text:p text:style-name="P4"><text:span text:style-name="T2">Graphe des </text:span><text:span text:style-name="T2">acteurs des </text:span><text:span text:style-name="T2">films de </text:span><text:span text:style-name="T2">Christopher </text:span><text:span text:style-name="T2">Nolan</text:span></text:p>
          </draw:text-box>
        </draw:frame>
        <draw:custom-shape draw:style-name="gr1" draw:text-style-name="P2" xml:id="id2" draw:id="id2" draw:layer="layout" svg:width="3.175cm" svg:height="1.27cm" svg:x="8.89cm" svg:y="5.715cm">
          <text:p text:style-name="P1"><text:span text:style-name="T1">Michael</text:span></text:p>
          <text:p text:style-name="P1"><text:span text:style-name="T1">Ca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1.27cm" svg:x="11.43cm" svg:y="9.525cm">
          <text:p text:style-name="P1"><text:span text:style-name="T1">Anne</text:span></text:p>
          <text:p text:style-name="P1"><text:span text:style-name="T1">Hathawa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017cm" svg:y1="9.525cm" svg:x2="12.065cm" svg:y2="6.35cm" draw:start-shape="id3" draw:start-glue-point="0" draw:end-shape="id2" draw:end-glue-point="1" svg:d="M13017 9525l-952-3175" svg:viewBox="0 0 953 3176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16:09:54.558217455</meta:creation-date>
    <dc:date>2023-01-16T00:49:29.235250251</dc:date>
    <meta:editing-duration>PT4H51M47S</meta:editing-duration>
    <meta:editing-cycles>4</meta:editing-cycles>
    <meta:generator>LibreOffice/7.3.7.2$Linux_X86_64 LibreOffice_project/30$Build-2</meta:generator>
    <meta:document-statistic meta:object-count="29"/>
  </office:meta>
</office:document-meta>
</file>